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1591in" draw:visible-area-height="8.979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591in" svg:height="8.9799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the directory will transition to “Shared (Memory-Access)” if it receives a shared read request, and it will transition to “Exclusive (Memory-Access)” if it receives an exclusive read request. In both cases, the directory will send a request to fetch memory. When the request from memory returns in the “Exclusive (Memory-Access)” state, the home memory woul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only a few states the directory can transition into. The first is “Shared (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text:soft-page-break/>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transitions back to Exclusive upon successful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8T20:31:47.53</dc:date>
    <dc:creator>Eric Chang</dc:creator>
    <meta:editing-duration>PT09H30M36S</meta:editing-duration>
    <meta:editing-cycles>36</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778" meta:character-count="4738"/>
  </office:meta>
</office:document-meta>
</file>